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00/00/00</text:date>, <text:time style:data-style-name="N2" text:time-value="17:47:30.19727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23T17:47:54.412997027</dc:date>
    <meta:editing-duration>PT7H7M9S</meta:editing-duration>
    <meta:editing-cycles>107</meta:editing-cycles>
    <meta:generator>LibreOffice/5.0.1.2$Linux_X86_64 LibreOffice_project/81898c9f5c0d43f3473ba111d7b351050be20261</meta:generator>
    <meta:document-statistic meta:table-count="2" meta:cell-count="320" meta:object-count="0"/>
  </office:meta>
</office:document-meta>
</file>